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3542in" fo:margin-left="0in" fo:margin-top="0in" fo:margin-bottom="0in" table:align="left"/>
    </style:style>
    <style:style style:name="Table1.A" style:family="table-column">
      <style:table-column-properties style:column-width="3.0201in"/>
    </style:style>
    <style:style style:name="Table1.B" style:family="table-column">
      <style:table-column-properties style:column-width="3.3333in"/>
    </style:style>
    <style:style style:name="Table1.1" style:family="table-row">
      <style:table-row-properties style:min-row-height="0.2993in" fo:keep-together="auto"/>
    </style:style>
    <style:style style:name="Table1.A1" style:family="table-cell">
      <style:table-cell-properties fo:background-color="#eeeeee" fo:padding-left="0.0813in" fo:padding-right="0.075in" fo:padding-top="0in" fo:padding-bottom="0in" fo:border="1pt solid #000000">
        <style:background-image/>
      </style:table-cell-properties>
    </style:style>
    <style:style style:name="Table1.15" style:family="table-row">
      <style:table-row-properties style:min-row-height="0.3125in" fo:keep-together="auto"/>
    </style:style>
    <style:style style:name="Table1.16" style:family="table-row">
      <style:table-row-properties style:min-row-height="0.3181in" fo:keep-together="auto"/>
    </style:style>
    <style:style style:name="Table2" style:family="table">
      <style:table-properties style:width="6.2083in" fo:margin-left="0.1319in" fo:margin-top="0in" fo:margin-bottom="0in" table:align="left"/>
    </style:style>
    <style:style style:name="Table2.A" style:family="table-column">
      <style:table-column-properties style:column-width="2.2493in"/>
    </style:style>
    <style:style style:name="Table2.B" style:family="table-column">
      <style:table-column-properties style:column-width="1.2292in"/>
    </style:style>
    <style:style style:name="Table2.C" style:family="table-column">
      <style:table-column-properties style:column-width="1.4174in"/>
    </style:style>
    <style:style style:name="Table2.D" style:family="table-column">
      <style:table-column-properties style:column-width="1.3118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2083in" fo:margin-left="0.1319in" fo:margin-top="0in" fo:margin-bottom="0in" table:align="left"/>
    </style:style>
    <style:style style:name="Table3.A" style:family="table-column">
      <style:table-column-properties style:column-width="1.8326in"/>
    </style:style>
    <style:style style:name="Table3.B" style:family="table-column">
      <style:table-column-properties style:column-width="1.6458in"/>
    </style:style>
    <style:style style:name="Table3.C" style:family="table-column">
      <style:table-column-properties style:column-width="1.4174in"/>
    </style:style>
    <style:style style:name="Table3.D" style:family="table-column">
      <style:table-column-properties style:column-width="1.3118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P1" style:family="paragraph" style:parent-style-name="Standard">
      <style:text-properties fo:color="#434343" style:font-name="Arial" style:font-name-asian="Arial1" style:font-name-complex="Arial1"/>
    </style:style>
    <style:style style:name="P2" style:family="paragraph" style:parent-style-name="Standard">
      <style:paragraph-properties fo:margin-top="0.1665in" fo:margin-bottom="0.139in" loext:contextual-spacing="false" fo:line-height="150%"/>
    </style:style>
    <style:style style:name="P3" style:family="paragraph" style:parent-style-name="Standard">
      <style:paragraph-properties fo:margin-top="0.1528in" fo:margin-bottom="0.111in" loext:contextual-spacing="false" fo:line-height="108%"/>
    </style:style>
    <style:style style:name="P4" style:family="paragraph" style:parent-style-name="Standard">
      <style:paragraph-properties fo:margin-top="0.1528in" fo:margin-bottom="0.111in" loext:contextual-spacing="false" fo:line-height="108%"/>
      <style:text-properties style:font-name="Arial" fo:font-weight="bold" style:font-name-asian="Arial1" style:font-weight-asian="bold" style:font-name-complex="Arial1"/>
    </style:style>
    <style:style style:name="P5" style:family="paragraph" style:parent-style-name="Standard">
      <style:paragraph-properties fo:margin-top="0.1528in" fo:margin-bottom="0.111in" loext:contextual-spacing="false" fo:line-height="108%"/>
      <style:text-properties style:font-name="Arial" style:font-name-asian="Arial1" style:font-name-complex="Arial1"/>
    </style:style>
    <style:style style:name="P6" style:family="paragraph" style:parent-style-name="Standard">
      <style:paragraph-properties fo:margin-left="0.0626in" fo:margin-right="0in" fo:margin-top="0.1945in" fo:margin-bottom="0.1945in" loext:contextual-spacing="false" fo:line-height="100%" fo:text-indent="0in" style:auto-text-indent="false"/>
    </style:style>
    <style:style style:name="P7" style:family="paragraph" style:parent-style-name="Standard">
      <style:paragraph-properties fo:margin-left="0.0626in" fo:margin-right="0in" fo:margin-top="0.1945in" fo:margin-bottom="0.1945in" loext:contextual-spacing="false" fo:line-height="100%" fo:text-indent="0in" style:auto-text-indent="false"/>
      <style:text-properties style:font-name="Arial" style:font-name-asian="Arial1" style:font-name-complex="Arial1"/>
    </style:style>
    <style:style style:name="P8" style:family="paragraph" style:parent-style-name="Standard">
      <style:paragraph-properties fo:margin-left="0in" fo:margin-right="0in" fo:margin-top="0.1945in" fo:margin-bottom="0.1945in" loext:contextual-spacing="false" fo:line-height="100%" fo:text-indent="0in" style:auto-text-indent="false"/>
    </style:style>
    <style:style style:name="P9" style:family="paragraph" style:parent-style-name="Standard">
      <style:paragraph-properties fo:margin-left="0in" fo:margin-right="0in" fo:margin-top="0.1945in" fo:margin-bottom="0.1945in" loext:contextual-spacing="false" fo:line-height="100%" fo:text-indent="0in" style:auto-text-indent="false"/>
      <style:text-properties style:font-name="Arial" style:font-name-asian="Arial1" style:font-name-complex="Arial1"/>
    </style:style>
    <style:style style:name="P10" style:family="paragraph" style:parent-style-name="Standard">
      <style:paragraph-properties fo:margin-top="0.1945in" fo:margin-bottom="0.1945in" loext:contextual-spacing="false" fo:line-height="100%"/>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Arial" style:font-name-asian="Arial1" style:font-name-complex="Arial1"/>
    </style:style>
    <style:style style:name="P13" style:family="paragraph" style:parent-style-name="Standard">
      <style:paragraph-properties fo:margin-top="0in" fo:margin-bottom="0in" loext:contextual-spacing="false" fo:line-height="100%" fo:text-align="start" style:justify-single-word="false" fo:orphans="0" fo:widows="0"/>
    </style:style>
    <style:style style:name="P14" style:family="paragraph" style:parent-style-name="Standard">
      <style:paragraph-properties fo:margin-top="0.139in" fo:margin-bottom="0in" loext:contextual-spacing="false" fo:line-height="100%"/>
    </style:style>
    <style:style style:name="P15" style:family="paragraph" style:parent-style-name="Heading_20_1">
      <style:paragraph-properties fo:keep-together="auto" fo:break-before="page" fo:keep-with-next="auto"/>
    </style:style>
    <style:style style:name="P16" style:family="paragraph" style:parent-style-name="Heading_20_1">
      <style:paragraph-properties fo:margin-top="0in" fo:margin-bottom="0.0835in" loext:contextual-spacing="false" fo:line-height="100%" fo:keep-together="auto" fo:keep-with-next="auto"/>
    </style:style>
    <style:style style:name="P17" style:family="paragraph" style:parent-style-name="Heading_20_1">
      <style:paragraph-properties fo:margin-top="0in" fo:margin-bottom="0.0835in" loext:contextual-spacing="false" fo:line-height="100%"/>
    </style:style>
    <style:style style:name="P18" style:family="paragraph" style:parent-style-name="Heading_20_1" style:master-page-name="Standard">
      <style:paragraph-properties style:page-number="1"/>
    </style:style>
    <style:style style:name="P19" style:family="paragraph" style:parent-style-name="Heading_20_2">
      <style:paragraph-properties fo:margin-left="0.0626in" fo:margin-right="0in" fo:margin-top="0.1945in" fo:margin-bottom="0.1945in" loext:contextual-spacing="false" fo:line-height="100%" fo:text-indent="0in" style:auto-text-indent="false"/>
    </style:style>
    <style:style style:name="T1" style:family="text">
      <style:text-properties fo:font-weight="normal" style:font-weight-asian="normal"/>
    </style:style>
    <style:style style:name="T2" style:family="text">
      <style:text-properties fo:color="#434343" style:font-name="Arial" style:font-name-asian="Arial1" style:font-name-complex="Arial1"/>
    </style:style>
    <style:style style:name="T3" style:family="text">
      <style:text-properties style:font-name="Arial" style:font-name-asian="Arial1" style:font-name-complex="Arial1"/>
    </style:style>
    <style:style style:name="T4" style:family="text">
      <style:text-properties style:font-name="Arial" fo:font-style="italic" style:font-name-asian="Arial1" style:font-style-asian="italic" style:font-name-complex="Arial1"/>
    </style:style>
    <style:style style:name="T5" style:family="text">
      <style:text-properties style:font-name="Arial" fo:font-weight="bold" style:font-name-asian="Arial1" style:font-weight-asian="bold" style:font-name-complex="Arial1"/>
    </style:style>
    <style:style style:name="T6" style:family="text">
      <style:text-properties fo:color="#080808" style:font-name="Arial" style:font-name-asian="Arial1" style:font-name-complex="Arial1" fo:background-color="#ffffff"/>
    </style:style>
    <style:style style:name="T7" style:family="text">
      <style:text-properties fo:color="#080808" style:font-name="Courier New" style:font-name-asian="Courier New1" style:font-name-complex="Courier New1" fo:background-color="#ffffff"/>
    </style:style>
    <style:style style:name="T8" style:family="text">
      <style:text-properties fo:font-size="23pt" fo:font-weight="normal" style:font-size-asian="23pt" style:font-weight-asian="normal" style:font-size-complex="23pt"/>
    </style:style>
    <style:style style:name="T9" style:family="text">
      <style:text-properties fo:color="#000000" style:font-name="Arial" fo:font-size="20pt" fo:font-weight="normal" style:font-name-asian="Arial1" style:font-size-asian="20pt" style:font-weight-asian="normal" style:font-name-complex="Arial1" style:font-size-complex="20pt"/>
    </style:style>
    <style:style style:name="T10" style:family="text">
      <style:text-properties fo:color="#000000" fo:font-size="23pt" fo:font-weight="normal" style:font-size-asian="23pt" style:font-weight-asian="normal" style:font-size-complex="23pt"/>
    </style:style>
    <style:style style:name="T11" style:family="text">
      <style:text-properties fo:color="#000000" fo:font-size="23pt" style:font-size-asian="23pt" style:font-size-complex="23pt"/>
    </style:style>
    <style:style style:name="T12" style:family="text">
      <style:text-properties fo:color="#ff0000"/>
    </style:style>
    <style:style style:name="T13" style:family="text">
      <style:text-properties fo:color="#ff0000" style:font-name="Courier New" fo:font-size="12pt" style:font-name-asian="Courier New1" style:font-size-asian="12pt" style:font-name-complex="Courier New1" style:font-size-complex="12pt" fo:background-color="#ffffff"/>
    </style:style>
    <style:style style:name="T14" style:family="text">
      <style:text-properties fo:color="#ff0000" style:font-name="Courier New" style:font-name-asian="Courier New1" style:font-name-complex="Courier New1" fo:background-color="#ffffff"/>
    </style:style>
    <style:style style:name="T15" style:family="text">
      <style:text-properties fo:color="#ff0000" style:font-name="Arial" style:font-name-asian="Arial1" style:font-name-complex="Arial1"/>
    </style:style>
    <style:style style:name="T16" style:family="text">
      <style:text-properties fo:color="#ff0000" style:font-name="Arial" fo:font-weight="bold" style:font-name-asian="Arial1" style:font-weight-asian="bold" style:font-name-complex="Arial1"/>
    </style:style>
    <style:style style:name="T17" style:family="text">
      <style:text-properties fo:color="#0033b3" style:font-name="Courier New" style:font-name-asian="Courier New1" style:font-name-complex="Courier New1" fo:background-color="#ffffff"/>
    </style:style>
    <style:style style:name="T18" style:family="text">
      <style:text-properties fo:color="#174ad4" style:font-name="Courier New" style:font-name-asian="Courier New1" style:font-name-complex="Courier New1" fo:background-color="#ffffff"/>
    </style:style>
    <style:style style:name="T19" style:family="text">
      <style:text-properties fo:color="#067d17" style:font-name="Courier New" style:font-name-asian="Courier New1" style:font-name-complex="Courier New1" fo:background-color="#ffffff"/>
    </style:style>
    <style:style style:name="T20" style:family="text">
      <style:text-properties fo:color="#067d17" style:font-name="Arial" style:font-name-asian="Arial1" style:font-name-complex="Arial1"/>
    </style:style>
    <style:style style:name="T21" style:family="text">
      <style:text-properties style:text-position="super 58%" style:font-name="Arial" fo:font-style="italic" style:font-name-asian="Arial1" style:font-style-asian="italic" style:font-name-complex="Arial1"/>
    </style:style>
    <style:style style:name="T22" style:family="text">
      <style:text-properties style:text-position="super 58%" style:font-name="Arial" style:font-name-asian="Arial1" style:font-name-complex="Arial1"/>
    </style:style>
    <style:style style:name="T23" style:family="text">
      <style:text-properties fo:color="#1155cc" style:font-name="Arial" style:text-underline-style="solid" style:text-underline-width="auto" style:text-underline-color="font-color" style:font-name-asian="Arial1" style:font-name-complex="Arial1"/>
    </style:style>
    <style:style style:name="T2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Document metadata</text:span></text:p>
      <table:table table:name="Table1" table:style-name="Table1">
        <table:table-column table:style-name="Table1.A"/>
        <table:table-column table:style-name="Table1.B"/>
        <table:table-row table:style-name="Table1.1">
          <table:table-cell table:style-name="Table1.A1" office:value-type="string">
            <text:p text:style-name="Standard"><text:span text:style-name="T2">Document ID</text:span></text:p>
          </table:table-cell>
          <table:table-cell table:style-name="Table1.A1" office:value-type="string">
            <text:p text:style-name="Standard"><text:span text:style-name="T2">E_2253_0015A</text:span></text:p>
          </table:table-cell>
        </table:table-row>
        <table:table-row table:style-name="Table1.1">
          <table:table-cell table:style-name="Table1.A1" office:value-type="string">
            <text:p text:style-name="Standard"><text:span text:style-name="T2">Main title of document</text:span></text:p>
          </table:table-cell>
          <table:table-cell table:style-name="Table1.A1" office:value-type="string">
            <text:p text:style-name="Standard"><text:span text:style-name="T3">A copy of an account by Rāmānanda Bā̃ḍā of petitions he made to <text:s/>Rudravīra Sāha and Bam Sāha in justification of his claim to control the Luthāma</text:span></text:p>
            <text:p text:style-name="Standard"><text:span text:style-name="T3"><text:s text:c="2"/>Guṭhī [VS 1859]</text:span></text:p>
            <text:p text:style-name="P1"/>
          </table:table-cell>
        </table:table-row>
        <table:table-row table:style-name="Table1.1">
          <table:table-cell table:style-name="Table1.A1" office:value-type="string">
            <text:p text:style-name="Standard"><text:span text:style-name="T2">Short title of document</text:span></text:p>
          </table:table-cell>
          <table:table-cell table:style-name="Table1.A1" office:value-type="string">
            <text:p text:style-name="Standard"><text:span text:style-name="T2">Short title of document</text:span></text:p>
          </table:table-cell>
        </table:table-row>
        <table:table-row table:style-name="Table1.1">
          <table:table-cell table:style-name="Table1.A1" office:value-type="string">
            <text:p text:style-name="Standard"><text:span text:style-name="T2">Author/issuer of document</text:span></text:p>
          </table:table-cell>
          <table:table-cell table:style-name="Table1.A1" office:value-type="string">
            <text:p text:style-name="Standard"><text:span text:style-name="T3">Badarībāṇa Sāhī]</text:span></text:p>
            <text:p text:style-name="P1"/>
          </table:table-cell>
        </table:table-row>
        <table:table-row table:style-name="Table1.1">
          <table:table-cell table:style-name="Table1.A1" office:value-type="string">
            <text:p text:style-name="Standard"><text:span text:style-name="T2">Name of editor(s)</text:span></text:p>
          </table:table-cell>
          <table:table-cell table:style-name="Table1.A1" office:value-type="string">
            <text:p text:style-name="Standard"><text:span text:style-name="T2">Name of editor(s)</text:span></text:p>
          </table:table-cell>
        </table:table-row>
        <table:table-row table:style-name="Table1.1">
          <table:table-cell table:style-name="Table1.A1" office:value-type="string">
            <text:p text:style-name="Standard"><text:span text:style-name="T2">Name of collaborator(s)</text:span></text:p>
          </table:table-cell>
          <table:table-cell table:style-name="Table1.A1" office:value-type="string">
            <text:p text:style-name="Standard"><text:span text:style-name="T2">Name of collaborator(s)</text:span></text:p>
          </table:table-cell>
        </table:table-row>
        <table:table-row table:style-name="Table1.1">
          <table:table-cell table:style-name="Table1.A1" office:value-type="string">
            <text:p text:style-name="Standard"><text:span text:style-name="T2">Place of deposit / current location of document</text:span></text:p>
          </table:table-cell>
          <table:table-cell table:style-name="Table1.A1" office:value-type="string">
            <text:p text:style-name="Standard"><text:span text:style-name="T2">Kathmandu</text:span></text:p>
          </table:table-cell>
        </table:table-row>
        <table:table-row table:style-name="Table1.1">
          <table:table-cell table:style-name="Table1.A1" office:value-type="string">
            <text:p text:style-name="Standard"><text:span text:style-name="T2">Deposit holding institution</text:span></text:p>
          </table:table-cell>
          <table:table-cell table:style-name="Table1.A1" office:value-type="string">
            <text:p text:style-name="Standard"><text:span text:style-name="T2">National Archives</text:span></text:p>
          </table:table-cell>
        </table:table-row>
        <table:table-row table:style-name="Table1.1">
          <table:table-cell table:style-name="Table1.A1" office:value-type="string">
            <text:p text:style-name="Standard"><text:span text:style-name="T2">Inventory number assigned by holding institution</text:span></text:p>
          </table:table-cell>
          <table:table-cell table:style-name="Table1.A1" office:value-type="string">
            <text:p text:style-name="Standard"><text:span text:style-name="T2">Inventory number assigned by holding institution</text:span></text:p>
          </table:table-cell>
        </table:table-row>
        <table:table-row table:style-name="Table1.1">
          <table:table-cell table:style-name="Table1.A1" office:value-type="string">
            <text:p text:style-name="Standard"><text:span text:style-name="T2">Alternative manifestation/inventory Type of manifestation</text:span></text:p>
          </table:table-cell>
          <table:table-cell table:style-name="Table1.A1" office:value-type="string">
            <text:p text:style-name="Standard"><text:span text:style-name="T2">Alternative manifestation/inventory Type of manifestation</text:span></text:p>
          </table:table-cell>
        </table:table-row>
        <table:table-row table:style-name="Table1.1">
          <table:table-cell table:style-name="Table1.A1" office:value-type="string">
            <text:p text:style-name="Standard"><text:span text:style-name="T2">Location</text:span></text:p>
          </table:table-cell>
          <table:table-cell table:style-name="Table1.A1" office:value-type="string">
            <text:p text:style-name="Standard"><text:span text:style-name="T2">Location </text:span></text:p>
          </table:table-cell>
        </table:table-row>
        <table:table-row table:style-name="Table1.1">
          <table:table-cell table:style-name="Table1.A1" office:value-type="string">
            <text:p text:style-name="Standard"><text:span text:style-name="T2">Holding institution</text:span></text:p>
          </table:table-cell>
          <table:table-cell table:style-name="Table1.A1" office:value-type="string">
            <text:p text:style-name="Standard"><text:span text:style-name="T2">Holding institution</text:span></text:p>
          </table:table-cell>
        </table:table-row>
        <table:table-row table:style-name="Table1.1">
          <table:table-cell table:style-name="Table1.A1" office:value-type="string">
            <text:p text:style-name="Standard"><text:span text:style-name="T2">Inventory number</text:span></text:p>
          </table:table-cell>
          <table:table-cell table:style-name="Table1.A1" office:value-type="string">
            <text:p text:style-name="Standard"><text:span text:style-name="T2">Inventory number</text:span></text:p>
          </table:table-cell>
        </table:table-row>
        <table:table-row table:style-name="Table1.1">
          <table:table-cell table:style-name="Table1.A1" office:value-type="string">
            <text:p text:style-name="Standard"><text:span text:style-name="T2">Main language of document</text:span></text:p>
          </table:table-cell>
          <table:table-cell table:style-name="Table1.A1" office:value-type="string">
            <text:p text:style-name="Standard"><text:span text:style-name="T2">Main language of document</text:span></text:p>
          </table:table-cell>
        </table:table-row>
        <table:table-row table:style-name="Table1.15">
          <table:table-cell table:style-name="Table1.A1" office:value-type="string">
            <text:p text:style-name="Standard"><text:span text:style-name="T2">Other languages</text:span></text:p>
          </table:table-cell>
          <table:table-cell table:style-name="Table1.A1" office:value-type="string">
            <text:p text:style-name="Standard"><text:span text:style-name="T2">Other languages</text:span></text:p>
          </table:table-cell>
        </table:table-row>
        <table:table-row table:style-name="Table1.16">
          <table:table-cell table:style-name="Table1.A1" office:value-type="string">
            <text:p text:style-name="P2"><text:span text:style-name="T2">Link to catalogue entry</text:span></text:p>
          </table:table-cell>
          <table:table-cell table:style-name="Table1.A1" office:value-type="string">
            <text:p text:style-name="Standard"><text:span text:style-name="T2">entry in database</text:span></text:p>
          </table:table-cell>
        </table:table-row>
        <table:table-row table:style-name="Table1.1">
          <table:table-cell table:style-name="Table1.A1" office:value-type="string">
            <text:p text:style-name="Standard"><text:span text:style-name="T2">Date of origin of document</text:span></text:p>
          </table:table-cell>
          <table:table-cell table:style-name="Table1.A1" office:value-type="string">
            <text:p text:style-name="Standard"><text:span text:style-name="T2">Date of origin of document</text:span></text:p>
          </table:table-cell>
        </table:table-row>
        <text:soft-page-break/>
        <table:table-row table:style-name="Table1.1">
          <table:table-cell table:style-name="Table1.A1" office:value-type="string">
            <text:p text:style-name="Standard"><text:span text:style-name="T2">Place of origin of document</text:span></text:p>
          </table:table-cell>
          <table:table-cell table:style-name="Table1.A1" office:value-type="string">
            <text:p text:style-name="Standard"><text:span text:style-name="T2">Place of origin of document</text:span></text:p>
          </table:table-cell>
        </table:table-row>
        <table:table-row table:style-name="Table1.1">
          <table:table-cell table:style-name="Table1.A1" office:value-type="string">
            <text:p text:style-name="Standard"><text:span text:style-name="T2">Name of image file(s)</text:span></text:p>
          </table:table-cell>
          <table:table-cell table:style-name="Table1.A1" office:value-type="string">
            <text:p text:style-name="Standard"><text:span text:style-name="T2">Name of image file(s)</text:span></text:p>
          </table:table-cell>
        </table:table-row>
      </table:table>
      <text:p text:style-name="P1"/>
      <text:p text:style-name="P15"><text:bookmark text:name="_9z6qi1y1lw69"/><text:span text:style-name="T8">Facsimiles</text:span></text:p>
      <text:p text:style-name="Heading_20_2"><text:bookmark text:name="_tdzit1nutccs"/><text:span text:style-name="T9"><office:annotation office:name="__Annotation__127_3618827941"><dc:creator>Dulip Withanage</dc:creator><dc:date>2020-10-23T16:07:57</dc:date><text:p><text:span text:style-name="T24">&lt;surface <text:s/>xml:id="surface1" facs:” &gt; <text:s/>&lt;zone xml:id=”space1”/&gt;&lt;/surface&gt;</text:span></text:p></office:annotation></text:span><text:span text:style-name="T9">surface1:E_2253_0532.png:1r</text:span><office:annotation-end office:name="__Annotation__127_3618827941"/></text:p>
      <text:p text:style-name="Heading_20_2"><text:bookmark text:name="_rdifyynzwlgu"/><text:span text:style-name="T9">surface2:E_2253_0533.png:1v</text:span></text:p>
      <text:p text:style-name="Heading_20_2"><text:bookmark text:name="_kq1tf4kk3w54"/><text:span text:style-name="T9">surface2:E_2253_0534.png:3r</text:span></text:p>
      <text:p text:style-name="P16"><text:bookmark text:name="_1ty9rd217y0"/><text:span text:style-name="T10">Abstract</text:span></text:p>
      <text:p text:style-name="P3"><text:span text:style-name="T3">First inscription records donors Dhanajyoti <text:s text:c="3"/>and his wife Rukamanī of Subāhāḥ sponsoring the installation of an image of Lokeśvara on a </text:span><text:span text:style-name="T4">phalcā</text:span><text:span text:style-name="T3"> and setting up a </text:span><text:span text:style-name="T4">guṭhī</text:span><text:span text:style-name="T3"> to observe its anniversary.</text:span></text:p>
      <text:p text:style-name="P3"><text:span text:style-name="T3">Second inscription records donors Dhanajyoti and his wife Rukamanī of Subāhāḥ sponsoring the installation of an image of Lokeśvara on a </text:span><text:span text:style-name="T4">phalcā</text:span><text:span text:style-name="T3"> and setting up a </text:span><text:span text:style-name="T4">guṭhī</text:span><text:span text:style-name="T3"> to observe its anniversary.</text:span></text:p>
      <text:p text:style-name="P4"/>
      <text:p text:style-name="P17"><text:bookmark text:name="_2q9tj211wfsd"/><text:span text:style-name="T8">Edition (san)</text:span></text:p>
      <text:p text:style-name="P19"><text:bookmark text:name="_pn9xbu6k6tf0"/>pb@#surface1@1r</text:p>
      <text:p text:style-name="P19"><text:bookmark text:name="_fu12v0foqj4i"/>ab<text:span text:style-name="T12">@invocatio@invocatio</text:span></text:p>
      <text:p text:style-name="Standard"><text:span text:style-name="T7">श्रीः\</text:span></text:p>
      <text:p text:style-name="P19"><text:bookmark text:name="_r7swz7akyvp"/>ab<text:span text:style-name="T13">@space1@newArttiibute=newAttributeValue</text:span></text:p>
      <text:p text:style-name="P6"><text:span text:style-name="T7">नं.६६</text:span></text:p>
      <text:p text:style-name="P19"><text:bookmark text:name="_ghwfu4k0wdru"/>ab<text:span text:style-name="T13">@space2</text:span></text:p>
      <text:p text:style-name="Standard"><text:span text:style-name="T7">श्रीमालीका</text:span></text:p>
      <text:p text:style-name="P19"><text:bookmark text:name="_dlzeesqam4xg"/>ab <text:span text:style-name="T12">@</text:span><text:span text:style-name="T13">maintext@maintext</text:span></text:p>
      <text:p text:style-name="P6"><text:span text:style-name="T3">(1) <text:s/>An empty line break follows me </text:span></text:p>
      <text:p text:style-name="P7"/>
      <text:p text:style-name="P6"><text:span text:style-name="T3">( 2)Two line breaks without a break follows me.</text:span></text:p>
      <text:p text:style-name="P6"><text:span text:style-name="T3">-</text:span></text:p>
      <text:p text:style-name="P6"><text:soft-page-break/><text:span text:style-name="T3">-</text:span></text:p>
      <text:p text:style-name="P6"><text:span text:style-name="T3">(3) Text with 5 illegible characters</text:span></text:p>
      <text:p text:style-name="P6"><text:span text:style-name="T3">नमो रत्नंत्रयाय [रत्न˚] <text:s/></text:span><text:span text:style-name="T15">#+++++# </text:span><text:span text:style-name="T3">।। धर्म्मेश्वर: सकलपापविनाशहे-</text:span></text:p>
      <text:p text:style-name="P7"/>
      <text:p text:style-name="P6"><text:span text:style-name="T3">(4) Text with a personal name</text:span></text:p>
      <text:p text:style-name="P6"><text:span text:style-name="T3">तुः सौखावतीगतिमहाज</text:span><text:span text:style-name="T15">#pen{शुक्रवासरे शुक्रवासरे}#</text:span><text:span text:style-name="T3">नमार्थहे[तुः] दुःखाधिपारगमनो</text:span></text:p>
      <text:p text:style-name="P6"><text:span text:style-name="T3">(5) Text with a place name </text:span></text:p>
      <text:p text:style-name="P6"><text:span text:style-name="T3">त्तमकर्ण्णधारः श्रीलोकनाथचरणं </text:span><text:span text:style-name="T15">#pln{place_with_unique_id}#</text:span><text:span text:style-name="T3">भवतो भजेहं ।। ।। श्रेयोऽस्तु</text:span></text:p>
      <text:p text:style-name="P6"><text:span text:style-name="T3">(6) Text with a geographical name</text:span></text:p>
      <text:p text:style-name="P6"><text:span text:style-name="T3">सम्वत्‌ ८२० वैशाषशुक्लचतुर्थ्या: परे </text:span><text:span text:style-name="T15">#gen{corresp_ID}#</text:span><text:span text:style-name="T3">पञ्चम्यान्तिथौ मृगशिर-</text:span></text:p>
      <text:p text:style-name="P6"><text:span text:style-name="T3">(7) <text:s/>All the lines with an ending - <text:s/>has attribute break </text:span><text:span text:style-name="T7">&lt;</text:span><text:span text:style-name="T17">lb </text:span><text:span text:style-name="T18">break</text:span><text:span text:style-name="T19">="no"</text:span><text:span text:style-name="T7">/&gt;</text:span></text:p>
      <text:p text:style-name="P6"><text:span text:style-name="T3">नक्षत्रे अतिगण्डयोगे शुक्रवासरे थ्वकुन्हु श्रीलोकेश्वर फले प्र-</text:span></text:p>
      <text:p text:style-name="P6"><text:span text:style-name="T3">(8) This line includes a</text:span><text:span text:style-name="T15"> </text:span><text:span text:style-name="T14">.</text:span></text:p>
      <text:p text:style-name="P6"><text:span text:style-name="T3">तिष्ठा दिन जुरो ।। ।। </text:span><text:span text:style-name="T16">.</text:span><text:span text:style-name="T3"> </text:span><text:span text:style-name="T19"><text:s/></text:span><text:span text:style-name="T3">दानपति सलको <text:s/>थविर श्री धनजोतिजु</text:span></text:p>
      <text:p text:style-name="P6"><text:span text:style-name="T3">(9) This line includes a gap of <text:s/>5 </text:span><text:span text:style-name="T5">lost </text:span><text:span text:style-name="T3">lines with default extent type characters</text:span></text:p>
      <text:p text:style-name="P6"><text:span text:style-name="T3">नकर वम्हन प </text:span><text:span text:style-name="T15">#////@lines#</text:span><text:span text:style-name="T3"> <text:s/>नकम थ्वया</text:span></text:p>
      <text:p text:style-name="P6"><text:span text:style-name="T3">(10) This line includes a gap of <text:s/>5 </text:span><text:span text:style-name="T5">illegible</text:span><text:span text:style-name="T3"> lines with default extent type characters</text:span></text:p>
      <text:p text:style-name="P6"><text:span text:style-name="T3">नकर वम्हन प </text:span><text:span text:style-name="T15">#++++@lines#</text:span><text:span text:style-name="T3"> <text:s/>नकम थ्वया</text:span></text:p>
      <text:p text:style-name="P6"><text:span text:style-name="T3">(11) <text:s/>This line includes an addition to the text. default is : hand=first , place = above the line.</text:span></text:p>
      <text:p text:style-name="P6"><text:span text:style-name="T3">नकर वम्हन प </text:span><text:span text:style-name="T15">#&amp;@second{}#</text:span><text:span text:style-name="T3"> <text:s/>नकम थ्वया </text:span></text:p>
      <text:p text:style-name="P6"><text:span text:style-name="T3">(12) <text:s/>Some unclear text inside a text block default cert=high</text:span></text:p>
      <text:p text:style-name="P6"><text:soft-page-break/><text:span text:style-name="T3">तिष्ठा दिन जुरो ।। ।। </text:span><text:span text:style-name="T15">#?{शुभमस्तु }#</text:span><text:span text:style-name="T19"> </text:span><text:span text:style-name="T3">दानपति सलको <text:s/>थविर श्री धनजोतिजु</text:span></text:p>
      <text:p text:style-name="P6"><text:span text:style-name="T3">(13) sic: reproduced text with corrections</text:span></text:p>
      <text:p text:style-name="P6"><text:span text:style-name="T3">सहस्र पुण्य राक जुरो । शुभमस्तु सर्वदा ।तिष्ठा दिन जुरो ।। ।। </text:span><text:span text:style-name="T15">#cor{</text:span><text:span text:style-name="T7">¯¯¯¯</text:span><text:span text:style-name="T15">}{</text:span><text:span text:style-name="T19">- - -</text:span><text:span text:style-name="T15">}#</text:span><text:span text:style-name="T19"> </text:span><text:span text:style-name="T3">दानपति सलको <text:s/>थविर श्री धनजोतिजु</text:span></text:p>
      <text:p text:style-name="P6"><text:span text:style-name="T3">(13): orig: this line <text:s/>contains a text marked as original , rather than being normalized.</text:span></text:p>
      <text:p text:style-name="P6"><text:span text:style-name="T3">सहस्र पुण्य राक जुरो । शुभमस्तु सर्वदा ।तिष्ठा दिन जुरो ।। ।। </text:span><text:span text:style-name="T15">#orig{सर्वदा}#</text:span><text:span text:style-name="T19"> </text:span><text:span text:style-name="T3">दानपति सलको </text:span></text:p>
      <text:p text:style-name="P6"><text:span text:style-name="T3">(14): reg: this line <text:s/>contains a text marked <text:s/>as being normalized/corrected</text:span></text:p>
      <text:p text:style-name="P6"><text:span text:style-name="T3">सहस्र पुण्य राक जुरो । शुभमस्तु सर्वदा ।तिष्ठा दिन जुरो ।। ।। </text:span><text:span text:style-name="T15">#reg{सर्वदा}{</text:span><text:span text:style-name="T20">सर्वदा</text:span><text:span text:style-name="T15">}#</text:span><text:span text:style-name="T19"> </text:span><text:span text:style-name="T3">दानपति सलको </text:span></text:p>
      <text:p text:style-name="P8"><text:span text:style-name="T3">(15): <text:s/>This line contains unnecessary , repeated text</text:span></text:p>
      <text:p text:style-name="P6"><text:span text:style-name="T3">सहस्र पुण्य राक जुरो । शुभमस्तु सर्वदा ।तिष्ठा दिन जुरो ।। ।। </text:span><text:span text:style-name="T15">#sur{सर्वदा}#</text:span><text:span text:style-name="T19"> </text:span><text:span text:style-name="T3">दानपति सलको x</text:span></text:p>
      <text:p text:style-name="P10"><text:span text:style-name="T3">(16): <text:s/>This line includes 4 spaces , default unit=chars</text:span></text:p>
      <text:p text:style-name="P6"><text:span text:style-name="T3">सहस्र पुण्य राक जुरो । शुभमस्तु सर्वदा ।तिष्ठा दिन जुरो ।। ।। </text:span><text:span text:style-name="T15">#....#</text:span><text:span text:style-name="T19"> </text:span><text:span text:style-name="T3">दानपति सलको </text:span></text:p>
      <text:p text:style-name="P6"><text:span text:style-name="T3">(17) This line includes text supplied by editor, default reason is lost</text:span></text:p>
      <text:p text:style-name="P6"><text:span text:style-name="T3">सहस्र पुण्य राक जुरो । शुभमस्तु सर्वदा ।तिष्ठा दिन जुरो ।। ।। </text:span><text:span text:style-name="T15">#sup{दानपति सलको</text:span><text:span text:style-name="T3"> </text:span><text:span text:style-name="T15">}#</text:span><text:span text:style-name="T19"> </text:span><text:span text:style-name="T3">दानपति सलको </text:span></text:p>
      <text:p text:style-name="P6"><text:span text:style-name="T3">(18) <text:s/>After this line, table begins</text:span></text:p>
      <text:p text:style-name="P7"/>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1"><text:span text:style-name="T3">Table header 1</text:span></text:p>
          </table:table-cell>
          <table:table-cell table:style-name="Table2.A1" office:value-type="string">
            <text:p text:style-name="P13"><text:span text:style-name="T3">Table header 2</text:span></text:p>
          </table:table-cell>
          <table:table-cell table:style-name="Table2.A1" office:value-type="string">
            <text:p text:style-name="P13"><text:span text:style-name="T3">Table header 3</text:span></text:p>
          </table:table-cell>
          <table:table-cell table:style-name="Table2.A1" office:value-type="string">
            <text:p text:style-name="P13"><text:span text:style-name="T3">Table header 3</text:span></text:p>
          </table:table-cell>
        </table:table-row>
        <table:table-row table:style-name="Table2.1">
          <table:table-cell table:style-name="Table2.A1" office:value-type="string">
            <text:p text:style-name="P11"><text:span text:style-name="T3">content 1</text:span></text:p>
          </table:table-cell>
          <table:table-cell table:style-name="Table2.A1" office:value-type="string">
            <text:p text:style-name="P12"/>
          </table:table-cell>
          <table:table-cell table:style-name="Table2.A1" office:value-type="string">
            <text:p text:style-name="P11"><text:span text:style-name="T3"><text:s/>content 3</text:span></text:p>
          </table:table-cell>
          <table:table-cell table:style-name="Table2.A1" office:value-type="string">
            <text:p text:style-name="P12"/>
          </table:table-cell>
        </table:table-row>
        <table:table-row table:style-name="Table2.1">
          <table:table-cell table:style-name="Table2.A1" office:value-type="string">
            <text:p text:style-name="P6"><text:span text:style-name="T3"><text:s/>शुभमस्तु सर्वदा ।तिष्ठा दिन जुरो</text:span></text:p>
          </table:table-cell>
          <table:table-cell table:style-name="Table2.A1" office:value-type="string">
            <text:p text:style-name="P6"><text:span text:style-name="T3">सर्वदा</text:span></text:p>
          </table:table-cell>
          <table:table-cell table:style-name="Table2.A1" office:value-type="string">
            <text:p text:style-name="P6"><text:span text:style-name="T3">सहस्र पुण्य राक जुरो</text:span></text:p>
          </table:table-cell>
          <table:table-cell table:style-name="Table2.A1" office:value-type="string">
            <text:p text:style-name="P12"/>
          </table:table-cell>
        </table:table-row>
      </table:table>
      <text:p text:style-name="P6"><text:span text:style-name="T3">Sentence begin after table ends</text:span></text:p>
      <text:p text:style-name="P6"><text:span text:style-name="T3">(19) Experimental sentence with line <text:s/>beginning and ending</text:span></text:p>
      <text:p text:style-name="P7"/>
      <text:p text:style-name="P6"><text:soft-page-break/><text:span text:style-name="T3">(20) Following word has zero-width joiner which should return &lt;w&gt;भो&lt;orig&gt;•&lt;/orig&gt;&lt;lb n="15" break="no"/&gt;ग्&amp;#8205;य&lt;/w&gt;</text:span></text:p>
      <text:p text:style-name="P6"><text:span text:style-name="T3">भो#orig{•}##-#ग्&amp;#8205;य </text:span></text:p>
      <text:p text:style-name="P6"><text:span text:style-name="T3">(21) Following word has zero-width non-joiner which should return &lt;w&gt;भो&lt;orig&gt;•&lt;/orig&gt;&lt;lb n="15" break="no"/&gt;ग्&amp;#x200c;य&lt;/w&gt;</text:span></text:p>
      <text:p text:style-name="P6"><text:span text:style-name="T3">भो#orig{•}##-#ग्&amp;#x200c;य "</text:span></text:p>
      <text:p text:style-name="P9"/>
      <text:p text:style-name="P7"/>
      <text:p text:style-name="P7"/>
      <text:p text:style-name="P7"/>
      <text:p text:style-name="P16"><text:bookmark text:name="_a4k321qy8pcy"/><text:span text:style-name="T10">English Translation</text:span></text:p>
      <text:p text:style-name="P3"><text:span text:style-name="T3">Namo Ratnantraya [Ratna]. Dharmeshwar: Sakalpapvinashhe-</text:span></text:p>
      <text:p text:style-name="P3"><text:span text:style-name="T3">तुः सौखावतीगतिमहाजनमार्थहे [तुः] दुख्खाधिपारगमनो</text:span></text:p>
      <text:p text:style-name="P3"><text:span text:style-name="T3">त्तमकर्णधारः श्रीलोकनाथचरणं भवतो भजेहं ।। .. Thank you</text:span></text:p>
      <text:p text:style-name="P3"><text:span text:style-name="T3">Samvat 820 Vaishashshuklachaturthya: Beyond Panchamyantithau Mrigashir-</text:span></text:p>
      <text:p text:style-name="P3"><text:span text:style-name="T3">Nakshatra atigandayoge shukravasare thvakunhu srilokeshwar phale p-</text:span></text:p>
      <text:p text:style-name="P3"><text:span text:style-name="T3">Thirty days. .. Danpati Salko [? - 4 characters] Thavir Shri Dhanjotiju</text:span></text:p>
      <text:p text:style-name="P3"><text:span text:style-name="T3">Wife Rukmani [? - 12 characters] ति केहें व &amp;&amp; ब्लाब्ला &amp;&amp; in</text:span></text:p>
      <text:p text:style-name="P3"><text:span text:style-name="T3">Nhay Thuti Samuhan Dunta. [? - 3 characters] Bu Row ‹8›. Thvatia Varsanan</text:span></text:p>
      <text:p text:style-name="P3"><text:span text:style-name="T3">Davathya Juro. [? - 5 characters] चैत्यभ ‹रा› र गजुरि थ्वतिया-</text:span></text:p>
      <text:p text:style-name="P3"><text:span text:style-name="T3">So Juro. Aries Sankranti ‹Kunhu Dan Viymar. फं २ सियाब-</text:span></text:p>
      <text:p text:style-name="P3"><text:span text:style-name="T3">जि फं २ थ्व [? - 12 characters] ति फरेस</text:span></text:p>
      <text:p text:style-name="P3"><text:span text:style-name="T3">Dan Biyo Juro. भूय [? - 14 characters] फं २ सष्वा-</text:span></text:p>
      <text:p text:style-name="P3"><text:soft-page-break/><text:span text:style-name="T3">And thuti yay rush [? - 9 characters] ‹Iksha› food</text:span></text:p>
      <text:p text:style-name="P3"><text:span text:style-name="T3">Yay Juro. गुथि ‹जन› [? - 9 characters] ‹ज्यो› तिजु मणि-</text:span></text:p>
      <text:p text:style-name="P3"><text:span text:style-name="T3">Devju Kovahar De [? - 8 characters] वराजजु वं-</text:span></text:p>
      <text:p text:style-name="P3"><text:span text:style-name="T3">कुवाहर कुतुजु थुति [? - 6 characters] Yaymar. Celho-</text:span></text:p>
      <text:p text:style-name="P3"><text:span text:style-name="T3">Dum Shuki Tay Na [? - 6 characters] ग्वम्हनसे</text:span></text:p>
      <text:p text:style-name="P3"><text:span text:style-name="T3">नकर वम्हन प [? - 15 characters] नकम थ्वया</text:span></text:p>
      <text:p text:style-name="P3"><text:span text:style-name="T3">Sahasr Punya Rak Juro. Good luck always.</text:span></text:p>
      <text:p text:style-name="P7"/>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3"><text:span text:style-name="T3">Table header 1</text:span></text:p>
          </table:table-cell>
          <table:table-cell table:style-name="Table3.A1" office:value-type="string">
            <text:p text:style-name="P13"><text:span text:style-name="T3">Table header 2</text:span></text:p>
          </table:table-cell>
          <table:table-cell table:style-name="Table3.A1" office:value-type="string">
            <text:p text:style-name="P13"><text:span text:style-name="T3">Table header 3</text:span></text:p>
          </table:table-cell>
          <table:table-cell table:style-name="Table3.A1" office:value-type="string">
            <text:p text:style-name="P13"><text:span text:style-name="T3">Table header 3</text:span></text:p>
          </table:table-cell>
        </table:table-row>
        <table:table-row table:style-name="Table3.1">
          <table:table-cell table:style-name="Table3.A1" office:value-type="string">
            <text:p text:style-name="P3"><text:span text:style-name="T3">जि फं २ थ्व </text:span></text:p>
          </table:table-cell>
          <table:table-cell table:style-name="Table3.A1" office:value-type="string">
            <text:p text:style-name="P3"><text:span text:style-name="T3">जि फं २ थ्व </text:span></text:p>
          </table:table-cell>
          <table:table-cell table:style-name="Table3.A1" office:value-type="string">
            <text:p text:style-name="P3"><text:span text:style-name="T3">जि फं २ थ्व </text:span></text:p>
          </table:table-cell>
          <table:table-cell table:style-name="Table3.A1" office:value-type="string">
            <text:p text:style-name="P3"><text:span text:style-name="T3">जि फं २ थ्व </text:span></text:p>
          </table:table-cell>
        </table:table-row>
        <table:table-row table:style-name="Table3.1">
          <table:table-cell table:style-name="Table3.A1" office:value-type="string">
            <text:p text:style-name="P3"><text:span text:style-name="T3">जि फं २ थ्व </text:span></text:p>
          </table:table-cell>
          <table:table-cell table:style-name="Table3.A1" office:value-type="string">
            <text:p text:style-name="P3"><text:span text:style-name="T3">जि फं २ थ्व </text:span></text:p>
          </table:table-cell>
          <table:table-cell table:style-name="Table3.A1" office:value-type="string">
            <text:p text:style-name="P3"><text:span text:style-name="T3">जि फं २ थ्व </text:span></text:p>
          </table:table-cell>
          <table:table-cell table:style-name="Table3.A1" office:value-type="string">
            <text:p text:style-name="P3"><text:span text:style-name="T3">जि फं २ थ्व </text:span></text:p>
          </table:table-cell>
        </table:table-row>
      </table:table>
      <text:p text:style-name="P7"/>
      <text:p text:style-name="P5"/>
      <text:p text:style-name="P5"/>
      <text:p text:style-name="P4"/>
      <text:p text:style-name="P4"/>
      <text:p text:style-name="P16"><text:bookmark text:name="_de5sby1d4000"/><text:span text:style-name="T11">Translation/Synopsis</text:span></text:p>
      <text:p text:style-name="P3"><text:span text:style-name="T3">On Friday, [the concluding of] the 4th and [the beginning of] the 5th of the bright fortnight of Vaiśākha in NS 820 (1700 CE), an image of </text:span><text:span text:style-name="T4">Lokeśvara</text:span><text:span text:style-name="T3"> was installed on the </text:span><text:span text:style-name="T4">phalcā</text:span><text:span text:style-name="T21">1</text:span><text:span text:style-name="T3">. Donors Dhanajyoti and his wife Rukamanī of Subāhāḥ donated 8 </text:span><text:span text:style-name="T4">ropanī</text:span><text:span text:style-name="T3">s</text:span><text:span text:style-name="T22">2</text:span><text:span text:style-name="T3"> of land in …</text:span><text:span text:style-name="T22">3</text:span><text:a xlink:type="simple" xlink:href="https://nhdp-test.kjc.uni-heidelberg.de/report/5a5e4ba4-a4c6-11ea-9766-0242ac130005#_ftn3" text:style-name="ListLabel_20_1" text:visited-style-name="ListLabel_20_1"><text:span text:style-name="T23"> and established a</text:span></text:a><text:span text:style-name="T23"> </text:span><text:span text:style-name="T4">guṭhī</text:span><text:span text:style-name="T21">4</text:span><text:span text:style-name="T3"> to observe the anniversary. From the income of the land, an offering of 2 </text:span><text:span text:style-name="T4">pāthī</text:span><text:span text:style-name="T3">s of dry-fried puffed rice (</text:span><text:span text:style-name="T4">syāḥbaji</text:span><text:span text:style-name="T3">), 2 </text:span><text:span text:style-name="T4">pāthī</text:span><text:span text:style-name="T3">s of </text:span><text:span text:style-name="T4">thvã</text:span><text:span text:style-name="T3">…</text:span><text:span text:style-name="T22">5</text:span><text:span text:style-name="T3"> shall be made at the </text:span><text:span text:style-name="T4">phalcā</text:span><text:span text:style-name="T3"> as charity (</text:span><text:span text:style-name="T4">dāna</text:span><text:span text:style-name="T3">) on </text:span><text:span text:style-name="T4">meṣa saṃkrānti</text:span><text:span text:style-name="T3">, the first day of Vaiśākha. A coat of whitewash shall be painted out of 2 </text:span><text:span text:style-name="T4">pāthī</text:span><text:span text:style-name="T3">s of lime and … shall be fed food items of their choice</text:span><text:span text:style-name="T22">6</text:span><text:span text:style-name="T3">. Jyotiju (text: Jotiju), Maṇidevaju, …varājaju</text:span><text:span text:style-name="T22">7</text:span><text:span text:style-name="T3"> of Ko Bāhāḥ, </text:span><text:span text:style-name="T4">Kutuju</text:span><text:span text:style-name="T21">8</text:span><text:span text:style-name="T3"> of Oku Bāhāḥ (text: Vaṃku Bāhara), the members of the </text:span><text:span text:style-name="T4">guṭhī</text:span><text:span text:style-name="T3">, shall …</text:span><text:span text:style-name="T22">9</text:span><text:span text:style-name="T3"> . A certain amount has been allocated for renovation of the </text:span><text:span text:style-name="T4">phalcā</text:span><text:span text:style-name="T3">. The person who feeds shall receive <text:s/>a thousandfold merit.</text:span></text:p>
      <text:p text:style-name="P5"/>
      <text:p text:style-name="P5"/>
      <text:p text:style-name="P5"/>
      <text:p text:style-name="P5"><text:soft-page-break/></text:p>
      <text:p text:style-name="P5"/>
      <text:p text:style-name="P5"/>
      <text:p text:style-name="P16"><text:bookmark text:name="_wob5lbahqu0g"/><text:span text:style-name="T10">Commentary</text:span></text:p>
      <text:p text:style-name="P3"><text:span text:style-name="T3">As many inscribed letters of this inscription have already faded, it is difficult to understand its content in full. But what we know from this inscription is Dhanajyoti and his wife Rukamanī from Subāhāḥ sponsored the installation of an image of </text:span><text:span text:style-name="T4">Lokeśvara</text:span><text:span text:style-name="T3"> at a </text:span><text:span text:style-name="T4">phalcā</text:span><text:span text:style-name="T3"> in Subāhāḥ and also donated land for observing the anniversary of the image. The actual</text:span><text:span text:style-name="T22">10</text:span><text:span text:style-name="T3"> location of the </text:span><text:span text:style-name="T4">phalcā</text:span><text:span text:style-name="T3"> in which the image was installed is not clear, as the inscription is no longer at its original location. The </text:span><text:span text:style-name="T4">phalcā</text:span><text:span text:style-name="T3"> probably is the one to the east of the monastery.</text:span><text:span text:style-name="T22">11</text:span></text:p>
      <text:p text:style-name="P14"><text:span text:style-name="T3">1 <text:tab/>[New.] var. </text:span><text:span text:style-name="T4">phale</text:span><text:span text:style-name="T3">, </text:span><text:span text:style-name="T4">phalacā</text:span><text:span text:style-name="T3">; n. one-storeyed <text:tab/>building open towards the street for religious or social functions <text:tab/>or for travellers. Phalcā is little more than roofed rectangular <text:tab/>platform, “usually a lean-to in the towns, but free-standing along <text:tab/>the trails” (cf. Slusser 1998, vol. 1, 146).</text:span></text:p>
      <text:p text:style-name="P14"><text:span text:style-name="T3">2 <text:tab/>[fr. S.] var. </text:span><text:span text:style-name="T4">ropani</text:span><text:span text:style-name="T3">; n. unit of land measurement in the <text:tab/>hill region, including the Kathmandu Valley, comprising four </text:span><text:span text:style-name="T4">murīs</text:span><text:span text:style-name="T3">. <text:tab/>The area may vary according to the grade, but current standard area <text:tab/>for a </text:span><text:span text:style-name="T4">ropanī</text:span><text:span text:style-name="T3"> comprises 5,476 square feet.</text:span></text:p>
      <text:p text:style-name="P14"><text:span text:style-name="T3">3 <text:tab/>The three unreadable letters here are perhaps the name of the place <text:tab/>where the donated land was situated.</text:span></text:p>
      <text:p text:style-name="P14"><text:span text:style-name="T3">4 <text:tab/>[fr. S. </text:span><text:span text:style-name="T4">goṣṭhī</text:span><text:span text:style-name="T3">] var. </text:span><text:span text:style-name="T4">guṭh</text:span><text:span text:style-name="T3">; n. “endowed <text:tab/>lands or other sources of revenue for financing religious and <text:tab/>charitable functions “(M.R. Pant 2002: 132; cf. M.C. Regmi 1988: <text:tab/>267.</text:span></text:p>
      <text:p text:style-name="P14"><text:span text:style-name="T3">5 <text:tab/>The letters inscribed after </text:span><text:span text:style-name="T4">thva</text:span><text:span text:style-name="T3"> have already faded. But it <text:tab/>probably means </text:span><text:span text:style-name="T4">thvã</text:span><text:span text:style-name="T3"> i.e. homemade spirituous liquor <text:tab/>prepared from fermented rice. The sentence probably lists other <text:tab/>items too.</text:span></text:p>
      <text:p text:style-name="P14"><text:span text:style-name="T3">6 <text:tab/>As few letters have faded, we do not know the persons to be fed the <text:tab/>items of their choice.</text:span></text:p>
      <text:p text:style-name="P14"><text:span text:style-name="T3">7 <text:tab/>The first letter of his name is unreadable, but it probably is <text:tab/>Devarājaju or Jīvarājaju.</text:span></text:p>
      <text:p text:style-name="P14"><text:span text:style-name="T3">8 <text:tab/>He probably is </text:span><text:span text:style-name="T4">kutu bhāju</text:span><text:span text:style-name="T3">, a government official (Malla <text:tab/>2000: 53).</text:span></text:p>
      <text:p text:style-name="P14"><text:span text:style-name="T3">9 <text:tab/>It is not clear what the members of the </text:span><text:span text:style-name="T4">guṭhī</text:span><text:span text:style-name="T3"> were <text:tab/>instructed to do, as the letters here in the inscription have faded.</text:span></text:p>
      <text:p text:style-name="P14"><text:span text:style-name="T3">10 <text:tab/>Test Endnote 1</text:span></text:p>
      <text:p text:style-name="P14"><text:span text:style-name="T3">11 <text:tab/>TestEndnote 2</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5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style:font-name="Arial" fo:font-family="Arial" style:font-family-generic="roman" style:font-pitch="variable" fo:font-size="24pt" fo:font-weight="bold" style:font-name-asian="Arial1" style:font-family-asian="Arial" style:font-family-generic-asian="system" style:font-pitch-asian="variable" style:font-size-asian="24pt" style:font-weight-asian="bold" style:font-name-complex="Arial1" style:font-family-complex="Arial"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name-complex="Cambria1" style:font-family-complex="Cambria"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mbria" fo:font-family="Cambria" style:font-family-generic="roman" style:font-pitch="variable"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mbria" fo:font-family="Cambria" style:font-family-generic="roman" style:font-pitch="variable" fo:font-style="italic" fo:font-weight="bold" style:font-name-asian="Cambria1" style:font-family-asian="Cambria" style:font-family-generic-asian="system" style:font-pitch-asian="variable" style:font-style-asian="italic" style:font-weight-asian="bold" style:font-name-complex="Cambria1" style:font-family-complex="Cambria"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243f61" style:font-name="Cambria" fo:font-family="Cambria" style:font-family-generic="roman" style:font-pitch="variable" style:font-name-asian="Cambria1" style:font-family-asian="Cambria" style:font-family-generic-asian="system" style:font-pitch-asian="variable" style:font-name-complex="Cambria1" style:font-family-complex="Cambria"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color="#1155cc"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2520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8" meta:paragraph-count="155" meta:word-count="1375" meta:character-count="7979" meta:non-whitespace-character-count="6682"/>
    <meta:generator>LibreOfficeDev/6.0.5.2$Linux_X86_64 LibreOffice_project/</meta:generator>
  </office:meta>
</office:document-meta>
</file>